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NSimSun" svg:font-family="NSimSun" style:font-family-generic="modern" style:font-pitch="variable"/>
    <style:font-face style:name="Consolas" svg:font-family="Consola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stroke-linejoin="miter" draw:fill-color="#ffffff" draw:textarea-horizontal-align="justify" draw:textarea-vertical-align="middle" draw:auto-grow-height="false" fo:min-height="2.926cm" fo:min-width="5.634cm"/>
      <style:paragraph-properties style:writing-mode="lr-tb"/>
    </style:style>
    <style:style style:name="gr2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75cm" fo:min-width="5.5cm"/>
      <style:paragraph-properties style:writing-mode="lr-tb"/>
    </style:style>
    <style:style style:name="gr3" style:family="graphic" style:parent-style-name="standard">
      <style:graphic-properties svg:stroke-opacity="100%" draw:stroke-linejoin="miter" draw:fill="solid" draw:fill-color="#ffffff" draw:textarea-horizontal-align="justify" draw:textarea-vertical-align="middle" draw:auto-grow-height="false" fo:min-height="1.251cm" fo:min-width="5.62cm"/>
      <style:paragraph-properties style:writing-mode="lr-tb"/>
    </style:style>
    <style:style style:name="gr4" style:family="graphic" style:parent-style-name="objectwithoutfill">
      <style:graphic-properties svg:stroke-opacity="100%" draw:stroke-linejoin="miter" draw:fill="none" draw:fill-color="#ffffff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4.912cm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1.751cm" fo:min-width="6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1cm" fo:min-width="9.444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18cm" fo:min-width="5.814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201cm" fo:min-width="6.8cm"/>
      <style:paragraph-properties style:writing-mode="lr-tb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951cm" fo:min-width="7.408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6.71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751cm" fo:min-width="4.36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4.368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251cm" fo:min-width="9.444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75cm" fo:min-width="6.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626cm" fo:min-width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5cm"/>
      <style:paragraph-properties style:writing-mode="lr-tb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001cm" fo:min-width="6.07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cm" fo:min-width="6.5cm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25cm" fo:min-width="5.008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51cm" fo:min-width="7.532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501cm" fo:min-width="5.888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626cm" fo:min-width="2.25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0.75cm" fo:min-width="2.5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7cm" fo:min-width="2.7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944cm" fo:min-width="2.7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0.471cm"/>
      <style:paragraph-properties style:writing-mode="lr-tb"/>
    </style:style>
    <style:style style:name="gr30" style:family="graphic" style:parent-style-name="objectwithoutfill">
      <style:graphic-properties draw:marker-end="Стили_20_стрелок_20_25" draw:marker-end-width="0.3cm" draw:fill="none" draw:textarea-vertical-align="middle"/>
    </style:style>
    <style:style style:name="gr31" style:family="graphic" style:parent-style-name="objectwithoutfill">
      <style:graphic-properties draw:marker-end="Стили_20_стрелок_20_26" draw:marker-end-width="0.3cm" draw:fill="none" draw:textarea-vertical-align="middle"/>
    </style:style>
    <style:style style:name="gr32" style:family="graphic" style:parent-style-name="objectwithoutfill">
      <style:graphic-properties draw:marker-end="Стили_20_стрелок_20_27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0.783cm" fo:min-width="3.25cm"/>
      <style:paragraph-properties style:writing-mode="lr-tb"/>
    </style:style>
    <style:style style:name="gr34" style:family="graphic" style:parent-style-name="objectwithoutfill">
      <style:graphic-properties draw:marker-end="Стили_20_стрелок_20_32" draw:marker-end-width="0.3cm" draw:fill="none" draw:textarea-vertical-align="middle"/>
    </style:style>
    <style:style style:name="gr35" style:family="graphic" style:parent-style-name="objectwithoutfill">
      <style:graphic-properties draw:marker-end="Стили_20_стрелок_20_34" draw:marker-end-width="0.3cm" draw:fill="none" draw:textarea-vertical-align="middle"/>
    </style:style>
    <style:style style:name="gr36" style:family="graphic" style:parent-style-name="objectwithoutfill">
      <style:graphic-properties draw:marker-end="Стили_20_стрелок_20_36" draw:marker-end-width="0.3cm" draw:fill="none" draw:textarea-vertical-align="middle"/>
    </style:style>
    <style:style style:name="gr37" style:family="graphic" style:parent-style-name="objectwithoutfill">
      <style:graphic-properties draw:marker-end="Стили_20_стрелок_20_37" draw:marker-end-width="0.3cm" draw:fill="none" draw:textarea-vertical-align="middle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0.81cm" fo:min-width="2.206cm"/>
      <style:paragraph-properties style:writing-mode="lr-tb"/>
    </style:style>
    <style:style style:name="gr40" style:family="graphic" style:parent-style-name="objectwithoutfill">
      <style:graphic-properties draw:marker-end="Стили_20_стрелок_20_38" draw:marker-end-width="0.3cm" draw:fill="none" draw:textarea-vertical-align="middle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1.162cm" fo:min-width="5.814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1.5cm" fo:min-width="7.5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5cm" fo:min-width="6.001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0.632cm" fo:min-width="2.658cm"/>
      <style:paragraph-properties style:writing-mode="lr-tb"/>
    </style:style>
    <style:style style:name="gr45" style:family="graphic" style:parent-style-name="objectwithoutfill">
      <style:graphic-properties draw:marker-end="Стили_20_стрелок_20_39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0pt" style:font-size-asian="10pt" style:font-size-complex="10pt"/>
    </style:style>
    <style:style style:name="P2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paragraph-properties fo:text-align="center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="solid" draw:fill-color="#ffffff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0pt"/>
    </style:style>
    <style:style style:name="P9" style:family="paragraph">
      <loext:graphic-properties draw:fill="solid" draw:fill-color="#ffffff"/>
      <style:paragraph-properties fo:text-align="center" style:writing-mode="lr-tb"/>
      <style:text-properties fo:font-size="10pt"/>
    </style:style>
    <style:style style:name="P10" style:family="paragraph">
      <loext:graphic-properties draw:fill="none" draw:fill-color="#ffffff"/>
      <style:paragraph-properties style:writing-mode="lr-tb"/>
      <style:text-properties fo:font-size="10pt"/>
    </style:style>
    <style:style style:name="P11" style:family="paragraph">
      <style:paragraph-properties fo:text-align="center" style:writing-mode="lr-tb"/>
      <style:text-properties fo:font-size="10pt" style:font-size-asian="18pt" style:font-size-complex="18pt"/>
    </style:style>
    <style:style style:name="P12" style:family="paragraph"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/>
    </style:style>
    <style:style style:name="T3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controls" svg:width="6.8cm" svg:height="4.5cm" svg:x="7.1cm" svg:y="8.58cm">
          <text:p text:style-name="P1"><text:span text:style-name="T1">#include &lt;vector&gt;</text:span></text:p>
          <text:p text:style-name="P1"><text:span text:style-name="T1">#include &lt;string&gt;</text:span></text:p>
          <text:p text:style-name="P1"><text:span text:style-name="T1">#include &lt;iomanip&gt;</text:span></text:p>
          <text:p text:style-name="P1"><text:span text:style-name="T1">#include &lt;iostream&gt;</text:span></text:p>
          <text:p text:style-name="P1"><text:span text:style-name="T1">using namespace std;</text:span></text:p>
          <text:p text:style-name="P1"><text:span text:style-name="T1"/></text:p>
          <text:p text:style-name="P1"><text:span text:style-name="T1">struct MarkovRule</text:span></text:p>
          <text:p text:style-name="P1"><text:span text:style-name="T1">{ bool is_rule_terminal;</text:span></text:p>
          <text:p text:style-name="P1"><text:span text:style-name="T1">string left_side_rule, right_side_rule; }</text:span></text:p>
          <text:p text:style-name="P1"><text:span text:style-name="T1"/></text:p>
          <text:p text:style-name="P1"><text:span text:style-name="T1">int main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controls" svg:width="6cm" svg:height="2cm" svg:x="7.5cm" svg:y="13.48cm">
          <text:p text:style-name="P1"><text:span text:style-name="T1">setlocale(LC_ALL, "Russian")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3" xml:id="id3" draw:id="id3" draw:layer="layout" svg:width="8cm" svg:height="1.5cm" svg:x="6.5cm" svg:y="15.88cm">
          <text:p text:style-name="P1"><text:span text:style-name="T1">first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4" draw:text-style-name="P4" draw:layer="layout" draw:type="line" svg:x1="10.5cm" svg:y1="13.08cm" svg:x2="10.5cm" svg:y2="13.48cm" draw:start-shape="id1" draw:start-glue-point="6" draw:end-shape="id2" draw:end-glue-point="4" svg:d="M10500 13080v400" svg:viewBox="0 0 1 401">
          <text:p/>
        </draw:connector>
        <draw:custom-shape draw:style-name="gr3" draw:text-style-name="P3" xml:id="id4" draw:id="id4" draw:layer="layout" svg:width="8cm" svg:height="1.5cm" svg:x="6.5cm" svg:y="17.78cm">
          <text:p text:style-name="P1"><text:span text:style-name="T1">second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5" draw:id="id5" draw:layer="layout" svg:width="8cm" svg:height="1.5cm" svg:x="6.5cm" svg:y="19.63cm">
          <text:p text:style-name="P1"><text:span text:style-name="T1">thirdNormalMarkovAlgorithmTask(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5.48cm" svg:x2="10.5cm" svg:y2="15.88cm" draw:start-shape="id2" draw:start-glue-point="6" draw:end-shape="id3" draw:end-glue-point="0" svg:d="M10500 15480v400" svg:viewBox="0 0 1 401">
          <text:p/>
        </draw:connector>
        <draw:connector draw:style-name="gr5" draw:text-style-name="P5" draw:layer="layout" svg:x1="10.5cm" svg:y1="17.38cm" svg:x2="10.5cm" svg:y2="17.78cm" draw:start-shape="id3" draw:start-glue-point="2" draw:end-shape="id4" draw:end-glue-point="0" svg:d="M10500 17380v400" svg:viewBox="0 0 1 401">
          <text:p/>
        </draw:connector>
        <draw:connector draw:style-name="gr5" draw:text-style-name="P5" draw:layer="layout" svg:x1="10.5cm" svg:y1="19.28cm" svg:x2="10.5cm" svg:y2="19.63cm" draw:start-shape="id4" draw:start-glue-point="2" draw:end-shape="id5" draw:end-glue-point="0" svg:d="M10500 19280v350" svg:viewBox="0 0 1 351">
          <text:p/>
        </draw:connector>
      </draw:page>
      <draw:page draw:name="page2" draw:style-name="dp1" draw:master-page-name="Обычный">
        <draw:custom-shape draw:style-name="gr6" draw:text-style-name="P2" xml:id="id6" draw:id="id6" draw:layer="layout" svg:width="6cm" svg:height="1.23cm" svg:x="7.5cm" svg:y="11.15cm">
          <text:p text:style-name="P1"><text:span text:style-name="T1">void</text:span></text:p>
          <text:p text:style-name="P1"><text:span text:style-name="T1">first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7" xml:id="id7" draw:id="id7" draw:layer="layout" svg:width="12cm" svg:height="2cm" svg:x="4.5cm" svg:y="12.8cm">
          <draw:glue-point draw:id="10" svg:x="-2.857cm" svg:y="5cm"/>
          <text:p text:style-name="P6"><text:span text:style-name="T1"/></text:p>
          <text:p text:style-name="P6"><text:span text:style-name="T1">const vector&lt;MarkovRule&gt; MARKOV_RULES =</text:span></text:p>
          <text:p text:style-name="P6"><text:span text:style-name="T1">{ MarkovRule("*a", true, ""),</text:span></text:p>
          <text:p text:style-name="P6"><text:span text:style-name="T1">MarkovRule("*b", true, ""),</text:span></text:p>
          <text:p text:style-name="P6"><text:span text:style-name="T1">MarkovRule("*", true, ""),</text:span></text:p>
          <text:p text:style-name="P6"><text:span text:style-name="T1"><text:s/></text:span><text:span text:style-name="T1">MarkovRule("", false, "*") };</text:span></text:p>
          <text:p text:style-name="P6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38cm" svg:x2="10.5cm" svg:y2="12.8cm" draw:start-shape="id6" draw:start-glue-point="6" draw:end-shape="id7" draw:end-glue-point="5" svg:d="M10500 12380v420" svg:viewBox="0 0 1 421">
          <text:p/>
        </draw:connector>
        <draw:custom-shape draw:style-name="gr7" draw:text-style-name="P7" xml:id="id8" draw:id="id8" draw:layer="layout" svg:width="12cm" svg:height="2cm" svg:x="4.5cm" svg:y="15.2cm">
          <draw:glue-point draw:id="10" svg:x="-2.857cm" svg:y="5cm"/>
          <text:p text:style-name="P6"><text:span text:style-name="T1">cout &lt;&lt; "Введите строку для первого задания (A = {a, b})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cm" svg:x2="10.5cm" svg:y2="15.2cm" draw:start-shape="id7" draw:start-glue-point="8" draw:end-shape="id8" draw:end-glue-point="5" svg:d="M10500 14800v400" svg:viewBox="0 0 1 401">
          <text:p/>
        </draw:connector>
        <draw:custom-shape draw:style-name="gr8" draw:text-style-name="P1" xml:id="id9" draw:id="id9" draw:layer="layout" svg:width="13cm" svg:height="1cm" svg:x="4cm" svg:y="17.55cm">
          <text:p text:style-name="P1"><text:span text:style-name="T1">normalMarkovAlgorithmTaskInterface(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7.2cm" svg:x2="10.5cm" svg:y2="17.55cm" draw:start-shape="id8" draw:start-glue-point="8" draw:end-shape="id9" draw:end-glue-point="0" svg:d="M10500 17200v350" svg:viewBox="0 0 1 351">
          <text:p/>
        </draw:connector>
      </draw:page>
      <draw:page draw:name="page3" draw:style-name="dp1" draw:master-page-name="Обычный">
        <draw:custom-shape draw:style-name="gr9" draw:text-style-name="P2" xml:id="id10" draw:id="id10" draw:layer="layout" svg:width="7cm" svg:height="1.23cm" svg:x="7cm" svg:y="11.73cm">
          <text:p text:style-name="P1"><text:span text:style-name="T1">void</text:span></text:p>
          <text:p text:style-name="P1"><text:span text:style-name="T1">second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7" xml:id="id11" draw:id="id11" draw:layer="layout" svg:width="12cm" svg:height="1.45cm" svg:x="4.5cm" svg:y="13.38cm">
          <draw:glue-point draw:id="10" svg:x="-2.857cm" svg:y="5cm"/>
          <text:p text:style-name="P6"><text:span text:style-name="T1"/></text:p>
          <text:p text:style-name="P6"><text:span text:style-name="T1"/></text:p>
          <text:p text:style-name="P6"><text:span text:style-name="T1">const vector&lt;MarkovRule&gt; MARKOV_RULES =</text:span></text:p>
          <text:p text:style-name="P6"><text:span text:style-name="T1">{ MarkovRule("c", false, ""),</text:span></text:p>
          <text:p text:style-name="P6"><text:span text:style-name="T1">MarkovRule("bb", true, "ddd") };</text:span></text:p>
          <text:p text:style-name="P6"><text:span text:style-name="T1"/></text:p>
          <text:p text:style-name="P6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96cm" svg:x2="10.5cm" svg:y2="13.38cm" draw:start-shape="id10" draw:start-glue-point="6" draw:end-shape="id11" draw:end-glue-point="5" svg:d="M10500 12960v420" svg:viewBox="0 0 1 421">
          <text:p/>
        </draw:connector>
        <draw:custom-shape draw:style-name="gr11" draw:text-style-name="P7" xml:id="id12" draw:id="id12" draw:layer="layout" svg:width="13cm" svg:height="1.2cm" svg:x="4cm" svg:y="15.33cm">
          <draw:glue-point draw:id="10" svg:x="-2.857cm" svg:y="5cm"/>
          <text:p text:style-name="P6"><text:span text:style-name="T1">cout &lt;&lt;</text:span></text:p>
          <text:p text:style-name="P6"><text:span text:style-name="T1">"Введите строку для второго задания (A = {a, b, c, d}): ";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3cm" svg:x2="10.5cm" svg:y2="15.33cm" draw:start-shape="id11" draw:start-glue-point="8" draw:end-shape="id12" draw:end-glue-point="5" svg:d="M10500 14830v500" svg:viewBox="0 0 1 501">
          <text:p/>
        </draw:connector>
        <draw:custom-shape draw:style-name="gr8" draw:text-style-name="P1" xml:id="id13" draw:id="id13" draw:layer="layout" svg:width="13cm" svg:height="1cm" svg:x="4cm" svg:y="16.98cm">
          <text:p text:style-name="P1"><text:span text:style-name="T1">normalMarkovAlgorithmTaskInterface(MARKOV_RULES);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6.53cm" svg:x2="10.5cm" svg:y2="16.98cm" draw:start-shape="id12" draw:start-glue-point="8" draw:end-shape="id13" draw:end-glue-point="0" svg:d="M10500 16530v450" svg:viewBox="0 0 1 451">
          <text:p/>
        </draw:connector>
      </draw:page>
      <draw:page draw:name="page4" draw:style-name="dp1" draw:master-page-name="Обычный">
        <draw:custom-shape draw:style-name="gr6" draw:text-style-name="P2" xml:id="id14" draw:id="id14" draw:layer="layout" svg:width="6cm" svg:height="1.23cm" svg:x="7.5cm" svg:y="11.15cm">
          <text:p text:style-name="P1"><text:span text:style-name="T1">void</text:span></text:p>
          <text:p text:style-name="P1"><text:span text:style-name="T1">thirdNormalMarkovAlgorithmTask()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7" xml:id="id15" draw:id="id15" draw:layer="layout" svg:width="12cm" svg:height="2cm" svg:x="4.5cm" svg:y="12.8cm">
          <draw:glue-point draw:id="10" svg:x="-2.857cm" svg:y="5cm"/>
          <text:p text:style-name="P6"><text:span text:style-name="T1"/></text:p>
          <text:p text:style-name="P6"><text:span text:style-name="T1">const vector&lt;MarkovRule&gt; MARKOV_RULES =</text:span></text:p>
          <text:p text:style-name="P6"><text:span text:style-name="T1">{ MarkovRule("*a", false, "a*"),</text:span></text:p>
          <text:p text:style-name="P6"><text:span text:style-name="T1">MarkovRule("*b", false, "b*"),</text:span></text:p>
          <text:p text:style-name="P6"><text:span text:style-name="T1">MarkovRule("*", true, "a"),</text:span></text:p>
          <text:p text:style-name="P6"><text:span text:style-name="T1">MarkovRule("", false, "*") };</text:span></text:p>
          <text:p text:style-name="P6"><text:span text:style-name="T1"><text:tab/>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2.38cm" svg:x2="10.5cm" svg:y2="12.8cm" draw:start-shape="id14" draw:start-glue-point="6" draw:end-shape="id15" draw:end-glue-point="5" svg:d="M10500 12380v420" svg:viewBox="0 0 1 421">
          <text:p/>
        </draw:connector>
        <draw:custom-shape draw:style-name="gr7" draw:text-style-name="P7" xml:id="id16" draw:id="id16" draw:layer="layout" svg:width="12cm" svg:height="2cm" svg:x="4.5cm" svg:y="15.2cm">
          <draw:glue-point draw:id="10" svg:x="-2.857cm" svg:y="5cm"/>
          <text:p text:style-name="P6"><text:span text:style-name="T1">cout &lt;&lt;</text:span></text:p>
          <text:p text:style-name="P6"><text:span text:style-name="T1">"Введите строку для третьего задания (A = {a, b}): 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5" draw:layer="layout" svg:x1="10.5cm" svg:y1="14.8cm" svg:x2="10.5cm" svg:y2="15.2cm" draw:start-shape="id15" draw:start-glue-point="8" draw:end-shape="id16" draw:end-glue-point="5" svg:d="M10500 14800v400" svg:viewBox="0 0 1 401">
          <text:p/>
        </draw:connector>
        <draw:custom-shape draw:style-name="gr8" draw:text-style-name="P1" xml:id="id17" draw:id="id17" draw:layer="layout" svg:width="13cm" svg:height="1cm" svg:x="4cm" svg:y="17.55cm">
          <text:p text:style-name="P1"><text:span text:style-name="T1">normalMarkovAlgorithmTaskInterface(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7.2cm" svg:x2="10.5cm" svg:y2="17.55cm" draw:start-shape="id16" draw:start-glue-point="8" draw:end-shape="id17" draw:end-glue-point="0" svg:d="M10500 17200v350" svg:viewBox="0 0 1 351">
          <text:p/>
        </draw:connector>
      </draw:page>
      <draw:page draw:name="page5" draw:style-name="dp1" draw:master-page-name="Обычный">
        <draw:custom-shape draw:style-name="gr12" draw:text-style-name="P9" xml:id="id18" draw:id="id18" draw:layer="layout" svg:width="8cm" svg:height="2cm" svg:x="6.5cm" svg:y="10.73cm">
          <text:p text:style-name="P8"><text:span text:style-name="T2">void</text:span></text:p>
          <text:p text:style-name="P8"><text:span text:style-name="T2">normalMarkovAlgorithmTaskInterface</text:span></text:p>
          <text:p text:style-name="P8"><text:span text:style-name="T2">(const vector&lt;MarkovRule&gt; &amp;MARKOV_RULES)</text:span></text:p>
          <text:p text:style-name="P8"><text:span text:style-name="T2"/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6" xml:id="id19" draw:id="id19" draw:layer="layout" svg:width="8cm" svg:height="2cm" svg:x="6.5cm" svg:y="13.147cm">
          <text:p text:style-name="P6"><text:span text:style-name="T1">string INPUT_WORD;</text:span></text:p>
          <text:p text:style-name="P6"><text:span text:style-name="T1">getline(cin, INPUT_WORD);</text:span></text:p>
          <text:p text:style-name="P6"><text:span text:style-name="T1">cout &lt;&lt; endl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" draw:text-style-name="P6" xml:id="id21" draw:id="id21" draw:layer="layout" svg:width="8cm" svg:height="1.6cm" svg:x="6.5cm" svg:y="17.38cm">
          <text:p text:style-name="P6"><text:span text:style-name="T1">cout &lt;&lt; endl</text:span></text:p>
          <text:p text:style-name="P6"><text:span text:style-name="T1">&lt;&lt; "Результирующая строка: "</text:span></text:p>
          <text:p text:style-name="P6"><text:span text:style-name="T1">&lt;&lt; OUTPUT_WORD &lt;&lt; "\n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5" draw:text-style-name="P1" xml:id="id20" draw:id="id20" draw:layer="layout" svg:width="13cm" svg:height="1.5cm" svg:x="4cm" svg:y="15.53cm">
          <text:p text:style-name="P1"><text:span text:style-name="T1">const string OUTPUT_WORD =</text:span></text:p>
          <text:p text:style-name="P1"><text:span text:style-name="T1">normalMarkovAlgorithm(INPUT_WORD, MARKOV_RULES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5" draw:layer="layout" svg:x1="10.5cm" svg:y1="12.73cm" svg:x2="10.5cm" svg:y2="13.147cm" draw:start-shape="id18" draw:start-glue-point="6" draw:end-shape="id19" draw:end-glue-point="5" svg:d="M10500 12730v417" svg:viewBox="0 0 1 418">
          <text:p/>
        </draw:connector>
        <draw:connector draw:style-name="gr5" draw:text-style-name="P5" draw:layer="layout" svg:x1="10.5cm" svg:y1="15.147cm" svg:x2="10.5cm" svg:y2="15.53cm" draw:start-shape="id19" draw:start-glue-point="8" draw:end-shape="id20" draw:end-glue-point="0" svg:d="M10500 15147v383" svg:viewBox="0 0 1 384">
          <text:p/>
        </draw:connector>
        <draw:connector draw:style-name="gr5" draw:text-style-name="P5" draw:layer="layout" svg:x1="10.5cm" svg:y1="17.03cm" svg:x2="10.5cm" svg:y2="17.38cm" draw:start-shape="id20" draw:start-glue-point="2" draw:end-shape="id21" draw:end-glue-point="5" svg:d="M10500 17030v350" svg:viewBox="0 0 1 351">
          <text:p/>
        </draw:connector>
      </draw:page>
      <draw:page draw:name="page6" draw:style-name="dp1" draw:master-page-name="Обычный">
        <draw:custom-shape draw:style-name="gr12" draw:text-style-name="P9" xml:id="id34" draw:id="id34" draw:layer="layout" svg:width="8cm" svg:height="2cm" svg:x="7.505cm" svg:y="1.75cm">
          <text:p text:style-name="P8"><text:span text:style-name="T2">const string normalMarkovAlgorithm</text:span></text:p>
          <text:p text:style-name="P8"><text:span text:style-name="T2">(const string &amp;WORD,</text:span></text:p>
          <text:p text:style-name="P8"><text:span text:style-name="T2">const vector&lt;MarkovRule&gt; &amp;MARKOV_RULES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6" draw:text-style-name="P2" xml:id="id35" draw:id="id35" draw:layer="layout" svg:width="7cm" svg:height="2cm" svg:x="8.005cm" svg:y="4.25cm">
          <text:p text:style-name="P1"><text:span text:style-name="T1">string output_word = WORD;</text:span></text:p>
          <text:p text:style-name="P1"><text:span text:style-name="T1">size_t step_counter = 0;</text:span></text:p>
          <text:p text:style-name="P1"><text:span text:style-name="T1">bool is_terminal_flag = fals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9" xml:id="id23" draw:id="id23" draw:layer="layout" svg:width="4.5cm" svg:height="1.75cm" svg:x="9.255cm" svg:y="12.95cm">
          <text:p text:style-name="P8"><text:span text:style-name="T2">if (!is_terminal_flag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8" draw:text-style-name="P10" draw:layer="layout" svg:width="2cm" svg:height="0.75cm" svg:x="11.505cm" svg:y="14.7cm">
          <draw:text-box>
            <text:p>true</text:p>
          </draw:text-box>
        </draw:frame>
        <draw:custom-shape draw:style-name="gr19" draw:text-style-name="P2" xml:id="id22" draw:id="id22" draw:layer="layout" svg:width="11cm" svg:height="1.25cm" svg:x="6.005cm" svg:y="11.2cm">
          <text:p text:style-name="P1"><text:span text:style-name="T1">for</text:span></text:p>
          <text:p text:style-name="P1"><text:span text:style-name="T1">(const auto &amp;MARKOV_RULE : MARKOV_RULES)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5" draw:layer="layout" svg:x1="11.505cm" svg:y1="12.45cm" svg:x2="11.505cm" svg:y2="12.95cm" draw:start-shape="id22" draw:start-glue-point="6" draw:end-shape="id23" draw:end-glue-point="4" svg:d="M11505 12450v500" svg:viewBox="0 0 1 501">
          <text:p/>
        </draw:connector>
        <draw:custom-shape draw:style-name="gr20" draw:text-style-name="P1" xml:id="id36" draw:id="id36" draw:layer="layout" svg:width="5cm" svg:height="2cm" svg:x="9.005cm" svg:y="7.15cm">
          <text:p text:style-name="P1"><text:span text:style-name="T1">while</text:span></text:p>
          <text:p text:style-name="P1"><text:span text:style-name="T1">(!is_terminal_flag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1" draw:text-style-name="P2" xml:id="id37" draw:id="id37" draw:layer="layout" svg:width="7cm" svg:height="1.25cm" svg:x="8.005cm" svg:y="9.45cm">
          <text:p text:style-name="P1"><text:span text:style-name="T1">size_t number_of_rule = 1;</text:span></text:p>
          <text:p text:style-name="P1"><text:span text:style-name="T1">bool has_replacement_occured = fals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" xml:id="id28" draw:id="id28" draw:layer="layout" svg:width="5.508cm" svg:height="1.5cm" svg:x="8.755cm" svg:y="23.7cm">
          <text:p text:style-name="P1"><text:span text:style-name="T1">is_terminal_flag =</text:span></text:p>
          <text:p text:style-name="P1"><text:span text:style-name="T1">MARKOV_RULE.is_rule_terminal;</text:span></text:p>
          <text:p text:style-name="P1"><text:span text:style-name="T1">break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" xml:id="id25" draw:id="id25" draw:layer="layout" svg:width="10.5cm" svg:height="1cm" svg:x="6.255cm" svg:y="16.75cm">
          <text:p text:style-name="P1"><text:span text:style-name="T1">has_replacement_occured =</text:span></text:p>
          <text:p text:style-name="P1"><text:span text:style-name="T1">applyMarkovRule(output_word, MARKOV_RULE);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4" draw:text-style-name="P11" xml:id="id26" draw:id="id26" draw:layer="layout" svg:width="10.5cm" svg:height="2.75cm" svg:x="6.255cm" svg:y="18.2cm">
          <text:p text:style-name="P11"><text:span text:style-name="T3">cout &lt;&lt; "Строка после применения правила №"</text:span></text:p>
          <text:p text:style-name="P11"><text:span text:style-name="T3">&lt;&lt; number_of_rule &lt;&lt; ":\t"</text:span></text:p>
          <text:p text:style-name="P11"><text:span text:style-name="T3">&lt;&lt; setiosflags(ios::left) &lt;&lt; setw(20)</text:span></text:p>
          <text:p text:style-name="P11"><text:span text:style-name="T3">&lt;&lt; output_word &lt;&lt; resetiosflags(ios::left)</text:span></text:p>
          <text:p text:style-name="P11"><text:span text:style-name="T3">&lt;&lt; "\t(" &lt;&lt; step_counter &lt;&lt; " шаг)\n";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9" xml:id="id27" draw:id="id27" draw:layer="layout" svg:width="5.5cm" svg:height="1.75cm" svg:x="8.755cm" svg:y="21.2cm">
          <text:p text:style-name="P8"><text:span text:style-name="T2">if (has_replacement_occured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6" draw:text-style-name="P11" xml:id="id24" draw:id="id24" draw:layer="layout" svg:width="3cm" svg:height="1cm" svg:x="10.005cm" svg:y="15.45cm">
          <text:p text:style-name="P11"><text:span text:style-name="T3">++step_counte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1" xml:id="id29" draw:id="id29" draw:layer="layout" svg:width="3.25cm" svg:height="0.95cm" svg:x="4.305cm" svg:y="21.6cm">
          <text:p text:style-name="P11"><text:span text:style-name="T3">++number_of_rul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2" draw:layer="layout" svg:x1="11.505cm" svg:y1="14.7cm" svg:x2="11.505cm" svg:y2="15.45cm" draw:start-shape="id23" draw:start-glue-point="6" draw:end-shape="id24" draw:end-glue-point="4" svg:d="M11505 14700v750" svg:viewBox="0 0 1 751">
          <text:p/>
        </draw:connector>
        <draw:connector draw:style-name="gr5" draw:text-style-name="P12" draw:layer="layout" svg:x1="11.505cm" svg:y1="16.45cm" svg:x2="11.505cm" svg:y2="16.75cm" draw:start-shape="id24" draw:start-glue-point="6" draw:end-shape="id25" draw:end-glue-point="0" svg:d="M11505 16450v300" svg:viewBox="0 0 1 301">
          <text:p/>
        </draw:connector>
        <draw:connector draw:style-name="gr5" draw:text-style-name="P12" draw:layer="layout" svg:x1="11.505cm" svg:y1="17.75cm" svg:x2="11.505cm" svg:y2="18.2cm" draw:start-shape="id25" draw:start-glue-point="2" draw:end-shape="id26" draw:end-glue-point="5" svg:d="M11505 17750v450" svg:viewBox="0 0 1 451">
          <text:p/>
        </draw:connector>
        <draw:connector draw:style-name="gr5" draw:text-style-name="P12" draw:layer="layout" svg:x1="11.505cm" svg:y1="20.95cm" svg:x2="11.505cm" svg:y2="21.2cm" draw:start-shape="id26" draw:start-glue-point="8" draw:end-shape="id27" draw:end-glue-point="4" svg:d="M11505 20950v250" svg:viewBox="0 0 1 251">
          <text:p/>
        </draw:connector>
        <draw:connector draw:style-name="gr5" draw:text-style-name="P12" draw:layer="layout" svg:x1="11.505cm" svg:y1="22.95cm" svg:x2="11.509cm" svg:y2="23.7cm" draw:start-shape="id27" draw:start-glue-point="6" draw:end-shape="id28" draw:end-glue-point="4" svg:d="M11505 22950v376h4v374" svg:viewBox="0 0 5 751">
          <text:p/>
        </draw:connector>
        <draw:custom-shape draw:style-name="gr28" draw:text-style-name="P11" xml:id="id30" draw:id="id30" draw:layer="layout" svg:width="3.25cm" svg:height="1.194cm" svg:x="4.355cm" svg:y="13.232cm">
          <text:p text:style-name="P11"><text:span text:style-name="T3">else { break; 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10" draw:layer="layout" svg:width="2cm" svg:height="0.75cm" svg:x="11.505cm" svg:y="22.95cm">
          <draw:text-box>
            <text:p>true</text:p>
          </draw:text-box>
        </draw:frame>
        <draw:frame draw:style-name="gr29" draw:text-style-name="P10" draw:layer="layout" svg:width="1.5cm" svg:height="0.721cm" svg:x="7.655cm" svg:y="13.185cm">
          <draw:text-box>
            <text:p>false</text:p>
          </draw:text-box>
        </draw:frame>
        <draw:frame draw:style-name="gr29" draw:text-style-name="P10" draw:layer="layout" svg:width="1.5cm" svg:height="0.721cm" svg:x="7.655cm" svg:y="21.429cm">
          <draw:text-box>
            <text:p>false</text:p>
          </draw:text-box>
        </draw:frame>
        <draw:connector draw:style-name="gr30" draw:text-style-name="P13" draw:layer="layout" svg:x1="8.755cm" svg:y1="22.075cm" svg:x2="7.555cm" svg:y2="22.075cm" draw:start-shape="id27" draw:start-glue-point="5" draw:end-shape="id29" draw:end-glue-point="7" svg:d="M8755 22075h-1200" svg:viewBox="0 0 1201 1">
          <text:p/>
        </draw:connector>
        <draw:connector draw:style-name="gr31" draw:text-style-name="P13" draw:layer="layout" svg:x1="9.255cm" svg:y1="13.825cm" svg:x2="7.605cm" svg:y2="13.829cm" draw:start-shape="id23" draw:start-glue-point="5" draw:end-shape="id30" draw:end-glue-point="7" svg:d="M9255 13825h-824v4h-826" svg:viewBox="0 0 1651 5">
          <text:p/>
        </draw:connector>
        <draw:connector draw:style-name="gr32" draw:text-style-name="P13" draw:layer="layout" draw:line-skew="-0.049cm" svg:x1="4.305cm" svg:y1="22.075cm" svg:x2="6.005cm" svg:y2="11.825cm" draw:start-shape="id29" draw:start-glue-point="5" draw:end-shape="id22" draw:end-glue-point="5" svg:d="M4305 22075h-550v-10250h2250" svg:viewBox="0 0 2251 10251">
          <text:p/>
        </draw:connector>
        <draw:custom-shape draw:style-name="gr25" draw:text-style-name="P9" xml:id="id31" draw:id="id31" draw:layer="layout" svg:width="5.5cm" svg:height="1.75cm" svg:x="8.755cm" svg:y="25.45cm">
          <text:p text:style-name="P8"><text:span text:style-name="T2">if (has_replacement_occured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2" xml:id="id33" draw:id="id33" draw:layer="layout" svg:x1="11.505cm" svg:y1="27.2cm" svg:x2="11.509cm" svg:y2="27.95cm" draw:start-shape="id31" draw:start-glue-point="6" svg:d="M11505 27200v626h4v124" svg:viewBox="0 0 5 751">
          <text:p/>
        </draw:connector>
        <draw:frame draw:style-name="gr18" draw:text-style-name="P10" draw:layer="layout" svg:width="2cm" svg:height="0.75cm" svg:x="7.751cm" svg:y="25.65cm">
          <draw:text-box>
            <text:p>true</text:p>
          </draw:text-box>
        </draw:frame>
        <draw:custom-shape draw:style-name="gr26" draw:text-style-name="P11" draw:layer="layout" svg:width="3cm" svg:height="1cm" svg:x="10.006cm" svg:y="15.451cm">
          <text:p text:style-name="P11"><text:span text:style-name="T3">++step_counter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11" xml:id="id32" draw:id="id32" draw:layer="layout" svg:width="3.75cm" svg:height="1.033cm" svg:x="3.817cm" svg:y="25.8cm">
          <text:p text:style-name="P11"><text:span text:style-name="T3">is_terminal_flag = tru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4" draw:text-style-name="P14" draw:layer="layout" draw:type="line" svg:x1="8.755cm" svg:y1="26.325cm" svg:x2="7.567cm" svg:y2="26.317cm" draw:start-shape="id31" draw:start-glue-point="5" draw:end-shape="id32" draw:end-glue-point="7" svg:d="M8755 26325l-1188-8" svg:viewBox="0 0 1189 9">
          <text:p/>
        </draw:connector>
        <draw:frame draw:style-name="gr29" draw:text-style-name="P10" draw:layer="layout" svg:width="1.5cm" svg:height="0.721cm" svg:x="11.401cm" svg:y="27.2cm">
          <draw:text-box>
            <text:p>false</text:p>
          </draw:text-box>
        </draw:frame>
        <draw:connector draw:style-name="gr35" draw:text-style-name="P14" draw:layer="layout" draw:line-skew="-0.315cm" svg:x1="3.817cm" svg:y1="26.317cm" svg:x2="11.505cm" svg:y2="6.7cm" draw:start-shape="id32" draw:start-glue-point="5" svg:d="M3817 26317h-816v-19617h8504" svg:viewBox="0 0 8505 19618">
          <text:p/>
        </draw:connector>
        <draw:connector draw:style-name="gr36" draw:text-style-name="P14" draw:layer="layout" draw:line-skew="-9.009cm" svg:x1="11.509cm" svg:y1="27.95cm" svg:x2="3cm" svg:y2="26.302cm" draw:start-shape="id33" draw:start-glue-point="3" svg:d="M11509 27950h-8508v-1648h-1" svg:viewBox="0 0 8510 1649">
          <text:p/>
        </draw:connector>
        <draw:connector draw:style-name="gr37" draw:text-style-name="P14" draw:layer="layout" draw:line-skew="-0.006cm" svg:x1="17.005cm" svg:y1="11.825cm" svg:x2="14.255cm" svg:y2="26.325cm" draw:start-shape="id22" draw:start-glue-point="7" draw:end-shape="id31" draw:end-glue-point="7" svg:d="M17005 11825h496v14500h-3246" svg:viewBox="0 0 3247 14501">
          <text:p/>
        </draw:connector>
        <draw:connector draw:style-name="gr38" draw:text-style-name="P14" draw:layer="layout" draw:type="line" svg:x1="11.505cm" svg:y1="3.75cm" svg:x2="11.505cm" svg:y2="4.25cm" draw:start-shape="id34" draw:start-glue-point="6" draw:end-shape="id35" draw:end-glue-point="4" svg:d="M11505 3750v500" svg:viewBox="0 0 1 501">
          <text:p/>
        </draw:connector>
        <draw:connector draw:style-name="gr38" draw:text-style-name="P14" draw:layer="layout" draw:type="line" svg:x1="11.505cm" svg:y1="6.25cm" svg:x2="11.505cm" svg:y2="7.15cm" draw:start-shape="id35" draw:start-glue-point="6" draw:end-shape="id36" draw:end-glue-point="4" svg:d="M11505 6250v900" svg:viewBox="0 0 1 901">
          <text:p/>
        </draw:connector>
        <draw:connector draw:style-name="gr38" draw:text-style-name="P14" draw:layer="layout" draw:type="line" svg:x1="11.505cm" svg:y1="9.15cm" svg:x2="11.505cm" svg:y2="9.45cm" draw:start-shape="id36" draw:start-glue-point="6" draw:end-shape="id37" draw:end-glue-point="4" svg:d="M11505 9150v300" svg:viewBox="0 0 1 301">
          <text:p/>
        </draw:connector>
        <draw:connector draw:style-name="gr38" draw:text-style-name="P14" draw:layer="layout" draw:type="line" svg:x1="11.505cm" svg:y1="10.7cm" svg:x2="11.505cm" svg:y2="11.2cm" draw:start-shape="id37" draw:start-glue-point="6" draw:end-shape="id22" draw:end-glue-point="4" svg:d="M11505 10700v500" svg:viewBox="0 0 1 501">
          <text:p/>
        </draw:connector>
        <draw:custom-shape draw:style-name="gr39" draw:text-style-name="P5" xml:id="id38" draw:id="id38" draw:layer="layout" svg:width="3cm" svg:height="1.5cm" svg:x="15.001cm" svg:y="7.4cm">
          <text:p text:style-name="P5">return</text:p>
          <text:p text:style-name="P5">output_word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0" draw:text-style-name="P14" draw:layer="layout" draw:type="line" svg:x1="14.005cm" svg:y1="8.15cm" svg:x2="15.001cm" svg:y2="8.15cm" draw:start-shape="id36" draw:start-glue-point="7" draw:end-shape="id38" draw:end-glue-point="5" svg:d="M14005 8150h996" svg:viewBox="0 0 997 1">
          <text:p/>
        </draw:connector>
      </draw:page>
      <draw:page draw:name="page7" draw:style-name="dp1" draw:master-page-name="Обычный">
        <draw:custom-shape draw:style-name="gr41" draw:text-style-name="P9" xml:id="id43" draw:id="id43" draw:layer="layout" svg:width="7cm" svg:height="2cm" svg:x="6.651cm" svg:y="8.2cm">
          <text:p text:style-name="P8"><text:span text:style-name="T2">bool applyMarkovRule</text:span></text:p>
          <text:p text:style-name="P8"><text:span text:style-name="T2">(string &amp;word,</text:span></text:p>
          <text:p text:style-name="P8"><text:span text:style-name="T2">const MarkovRule &amp;MARKOV_RULE)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2" draw:text-style-name="P5" xml:id="id44" draw:id="id44" draw:layer="layout" svg:width="8cm" svg:height="1.75cm" svg:x="6.13cm" svg:y="10.594cm">
          <text:p text:style-name="P5">unsigned int position =</text:p>
          <text:p text:style-name="P5">word.find(MARKOV_RULE.left_side_rule);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9" xml:id="id39" draw:id="id39" draw:layer="layout" svg:width="5.5cm" svg:height="1.75cm" svg:x="7.401cm" svg:y="12.75cm">
          <text:p text:style-name="P8"><text:span text:style-name="T2">if (position != string::npos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8" draw:text-style-name="P10" draw:layer="layout" svg:width="2cm" svg:height="0.75cm" svg:x="10.151cm" svg:y="14.499cm">
          <draw:text-box>
            <text:p>true</text:p>
          </draw:text-box>
        </draw:frame>
        <draw:custom-shape draw:style-name="gr43" draw:text-style-name="P11" xml:id="id41" draw:id="id41" draw:layer="layout" svg:width="6.501cm" svg:height="1.75cm" svg:x="6.901cm" svg:y="15.25cm">
          <text:p text:style-name="P11"><text:span text:style-name="T3">word.replace(position,</text:span></text:p>
          <text:p text:style-name="P11"><text:span text:style-name="T3">MARKOV_RULE.left_side_rule.length(),</text:span></text:p>
          <text:p text:style-name="P11"><text:span text:style-name="T3">MARKOV_RULE.right_side_rule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4" draw:text-style-name="P5" xml:id="id42" draw:id="id42" draw:layer="layout" svg:width="3.5cm" svg:height="1.25cm" svg:x="8.401cm" svg:y="17.5cm">
          <text:p text:style-name="P5">return true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4" draw:text-style-name="P5" xml:id="id40" draw:id="id40" draw:layer="layout" svg:width="3.5cm" svg:height="1.25cm" svg:x="8.401cm" svg:y="20.25cm">
          <text:p text:style-name="P5">return false;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5" draw:text-style-name="P14" draw:layer="layout" draw:line-skew="1.248cm 2.124cm" svg:x1="12.901cm" svg:y1="13.625cm" svg:x2="10.151cm" svg:y2="20.25cm" draw:start-shape="id39" draw:start-glue-point="7" draw:end-shape="id40" draw:end-glue-point="4" svg:d="M12901 13625h1750v5875h-4500v750" svg:viewBox="0 0 4501 6626">
          <text:p/>
        </draw:connector>
        <draw:connector draw:style-name="gr38" draw:text-style-name="P14" draw:layer="layout" draw:type="line" svg:x1="10.151cm" svg:y1="14.5cm" svg:x2="10.152cm" svg:y2="15.25cm" draw:start-shape="id39" draw:start-glue-point="6" draw:end-shape="id41" draw:end-glue-point="4" svg:d="M10151 14500l1 750" svg:viewBox="0 0 2 751">
          <text:p/>
        </draw:connector>
        <draw:connector draw:style-name="gr38" draw:text-style-name="P14" draw:layer="layout" draw:type="line" svg:x1="10.152cm" svg:y1="17cm" svg:x2="10.151cm" svg:y2="17.5cm" draw:start-shape="id41" draw:start-glue-point="6" draw:end-shape="id42" draw:end-glue-point="4" svg:d="M10152 17000l-1 500" svg:viewBox="0 0 2 501">
          <text:p/>
        </draw:connector>
        <draw:frame draw:style-name="gr18" draw:text-style-name="P10" draw:layer="layout" svg:width="2cm" svg:height="0.75cm" svg:x="12.901cm" svg:y="13cm">
          <draw:text-box>
            <text:p>false</text:p>
          </draw:text-box>
        </draw:frame>
        <draw:connector draw:style-name="gr38" draw:text-style-name="P14" draw:layer="layout" draw:type="line" svg:x1="10.151cm" svg:y1="10.2cm" svg:x2="10.13cm" svg:y2="10.594cm" draw:start-shape="id43" draw:start-glue-point="6" draw:end-shape="id44" draw:end-glue-point="4" svg:d="M10151 10200l-21 394" svg:viewBox="0 0 22 395">
          <text:p/>
        </draw:connector>
        <draw:connector draw:style-name="gr38" draw:text-style-name="P14" draw:layer="layout" draw:type="line" svg:x1="10.13cm" svg:y1="12.344cm" svg:x2="10.151cm" svg:y2="12.75cm" draw:start-shape="id44" draw:start-glue-point="6" draw:end-shape="id39" draw:end-glue-point="4" svg:d="M10130 12344l21 406" svg:viewBox="0 0 22 407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OpenSymbol3" svg:font-family="OpenSymbol, 'Arial Unicode MS'"/>
    <style:font-face style:name="Liberation Mono1" svg:font-family="'Liberation Mono', 'Courier New'" style:font-family-generic="modern" style:font-pitch="fixed"/>
    <style:font-face style:name="NSimSun2" svg:font-family="NSimSun" style:font-family-generic="modern" style:font-pitch="fixed"/>
    <style:font-face style:name="OpenSymbol1" svg:font-family="OpenSymbol, 'Arial Unicode MS'" style:font-pitch="variable"/>
    <style:font-face style:name="Liberation Mono2" svg:font-family="'Liberation Mono', 'Courier New'" style:font-family-generic="modern" style:font-pitch="variable"/>
    <style:font-face style:name="NSimSun" svg:font-family="NSimSun" style:font-family-generic="modern" style:font-pitch="variable"/>
    <style:font-face style:name="Consolas" svg:font-family="Consola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5" draw:display-name="Стили стрелок 25" svg:viewBox="0 0 20 20" svg:d="M0 20l10-20 10 20z"/>
    <draw:marker draw:name="Стили_20_стрелок_20_26" draw:display-name="Стили стрелок 26" svg:viewBox="0 0 20 20" svg:d="M0 20l10-20 10 20z"/>
    <draw:marker draw:name="Стили_20_стрелок_20_27" draw:display-name="Стили стрелок 27" svg:viewBox="0 0 20 20" svg:d="M0 20l10-20 10 20z"/>
    <draw:marker draw:name="Стили_20_стрелок_20_32" draw:display-name="Стили стрелок 32" svg:viewBox="0 0 20 20" svg:d="M0 20l10-20 10 20z"/>
    <draw:marker draw:name="Стили_20_стрелок_20_34" draw:display-name="Стили стрелок 34" svg:viewBox="0 0 20 20" svg:d="M0 20l10-20 10 20z"/>
    <draw:marker draw:name="Стили_20_стрелок_20_36" draw:display-name="Стили стрелок 36" svg:viewBox="0 0 20 20" svg:d="M0 20l10-20 10 20z"/>
    <draw:marker draw:name="Стили_20_стрелок_20_37" draw:display-name="Стили стрелок 37" svg:viewBox="0 0 20 20" svg:d="M0 20l10-20 10 20z"/>
    <draw:marker draw:name="Стили_20_стрелок_20_38" draw:display-name="Стили стрелок 38" svg:viewBox="0 0 20 20" svg:d="M0 20l10-20 10 20z"/>
    <draw:marker draw:name="Стили_20_стрелок_20_39" draw:display-name="Стили стрелок 39" svg:viewBox="0 0 20 20" svg:d="M0 20l10-20 10 20z"/>
    <draw:marker draw:name="Стили_20_стрелок_20_40" draw:display-name="Стили стрелок 40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 Roman" fo:font-family="'Times New Roman'" style:font-style-name="Обычный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Базовый_5f_1" style:display-name="Базов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fo:font-size="12pt" fo:language="ru" fo:country="RU" style:font-size-asian="12pt" style:language-asian="zh" style:country-asian="CN" style:font-size-complex="12pt" style:language-complex="hi" style:country-complex="IN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2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Маркеры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 style:font-name-complex="OpenSymbol2" style:font-family-complex="OpenSymbol, 'Arial Unicode MS'" style:font-charset-complex="x-symbol"/>
    </style:style>
    <style:style style:name="Верхний_20_колонтитул" style:display-name="Верхний колонтитул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Верхний_20_и_20_нижний_20_колонтитулы" style:display-name="Верхний и нижний колонтитулы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Основной_20_текст" style:display-name="Основной текст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4T21:56:42.708000000</meta:creation-date>
    <dc:date>2021-10-20T13:18:32.390000000</dc:date>
    <meta:editing-duration>PT38M46S</meta:editing-duration>
    <meta:editing-cycles>7</meta:editing-cycles>
    <meta:generator>LibreOffice/7.1.5.2$Windows_X86_64 LibreOffice_project/85f04e9f809797b8199d13c421bd8a2b025d52b5</meta:generator>
    <meta:document-statistic meta:object-count="92"/>
  </office:meta>
</office:document-meta>
</file>